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Arial" svg:font-family="Arial" style:font-family-generic="swiss" style:font-pitch="variable" svg:panose-1="2 11 6 4 2 2 2 2 2 4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/>
      <style:text-properties style:font-name="Arial"/>
    </style:style>
    <style:style style:name="T24" style:parent-style-name="Fuentedepárrafopredeter." style:family="text">
      <style:text-properties style:font-name="Arial" fo:font-weight="bold" style:font-weight-asian="bold" style:font-weight-complex="bold"/>
    </style:style>
    <style:style style:name="T25" style:parent-style-name="Fuentedepárrafopredeter." style:family="text">
      <style:text-properties style:font-name="Arial" fo:font-weight="bold" style:font-weight-asian="bold" style:font-weight-complex="bold"/>
    </style:style>
    <style:style style:name="T26" style:parent-style-name="Fuentedepárrafopredeter." style:family="text">
      <style:text-properties style:font-name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font-name="Arial"/>
    </style:style>
    <style:style style:name="P28" style:parent-style-name="Standard" style:list-style-name="LFO79" style:family="paragraph">
      <style:paragraph-properties fo:text-align="justify" fo:line-height="150%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 style:font-name-asian="Comic Sans MS"/>
    </style:style>
    <style:style style:name="P29" style:parent-style-name="Standard" style:family="paragraph">
      <style:paragraph-properties fo:text-align="justify" fo:line-height="150%" fo:margin-left="0.5in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 style:font-name-asian="Comic Sans MS"/>
    </style:style>
    <style:style style:name="P30" style:parent-style-name="Standard" style:list-style-name="LFO79" style:family="paragraph">
      <style:paragraph-properties fo:text-align="justify" fo:line-height="150%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 style:font-name-asian="Comic Sans MS"/>
    </style:style>
    <style:style style:name="P31" style:parent-style-name="Standard" style:family="paragraph">
      <style:paragraph-properties fo:text-align="justify" fo:line-height="150%" fo:margin-left="0.5in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 style:font-name-asian="Comic Sans MS"/>
    </style:style>
    <style:style style:name="P32" style:parent-style-name="Standard" style:family="paragraph">
      <style:paragraph-properties fo:text-align="justify" fo:line-height="150%" fo:margin-left="0.5in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 style:font-name-asian="Comic Sans MS"/>
    </style:style>
    <style:style style:name="P33" style:parent-style-name="Standard" style:list-style-name="LFO79" style:family="paragraph">
      <style:paragraph-properties fo:text-align="justify" fo:line-height="150%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 style:font-name-asian="Comic Sans MS"/>
    </style:style>
    <style:style style:name="P34" style:parent-style-name="Standard" style:family="paragraph">
      <style:paragraph-properties fo:text-align="justify" fo:line-height="150%" fo:margin-left="0.5in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 style:font-name-asian="Comic Sans MS"/>
    </style:style>
    <style:style style:name="P35" style:parent-style-name="Standard" style:list-style-name="LFO79" style:family="paragraph">
      <style:paragraph-properties fo:text-align="justify" fo:line-height="150%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 style:font-name-asian="Comic Sans MS"/>
    </style:style>
    <style:style style:name="P36" style:parent-style-name="Standard" style:family="paragraph">
      <style:paragraph-properties fo:text-align="justify" fo:line-height="150%" fo:margin-left="0.5in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 style:font-name-asian="Comic Sans MS"/>
    </style:style>
    <style:style style:name="P37" style:parent-style-name="Standard" style:family="paragraph">
      <style:paragraph-properties fo:text-align="justify" fo:line-height="150%" fo:margin-left="0.5in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 style:font-name-asian="Comic Sans MS"/>
    </style:style>
    <style:style style:name="P38" style:parent-style-name="Standard" style:list-style-name="LFO79" style:family="paragraph">
      <style:paragraph-properties fo:text-align="justify" fo:line-height="150%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 style:font-name-asian="Comic Sans MS"/>
    </style:style>
    <style:style style:name="P39" style:parent-style-name="Standard" style:family="paragraph">
      <style:paragraph-properties fo:text-align="justify" fo:line-height="150%" fo:margin-left="0.5in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 style:font-name-asian="Comic Sans MS"/>
    </style:style>
    <style:style style:name="P40" style:parent-style-name="Standard" style:list-style-name="LFO79" style:family="paragraph">
      <style:paragraph-properties fo:text-align="justify" fo:line-height="150%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 style:font-name-asian="Comic Sans MS"/>
    </style:style>
    <style:style style:name="P41" style:parent-style-name="Standard" style:family="paragraph">
      <style:paragraph-properties fo:text-align="justify" fo:line-height="150%" fo:margin-left="0.5in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 style:font-name-asian="Comic Sans MS"/>
    </style:style>
    <style:style style:name="P42" style:parent-style-name="Standard" style:list-style-name="LFO79" style:family="paragraph">
      <style:paragraph-properties fo:text-align="justify" fo:line-height="150%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 style:font-name-asian="Comic Sans MS"/>
    </style:style>
    <style:style style:name="P43" style:parent-style-name="Standard" style:family="paragraph">
      <style:paragraph-properties fo:text-align="justify" fo:line-height="150%" fo:margin-left="0.5in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 style:font-name-asian="Comic Sans MS"/>
    </style:style>
    <style:style style:name="P44" style:parent-style-name="Standard" style:list-style-name="LFO79" style:family="paragraph">
      <style:paragraph-properties fo:text-align="justify" fo:line-height="150%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 style:font-name-asian="Comic Sans MS"/>
    </style:style>
    <style:style style:name="P45" style:parent-style-name="Standard" style:family="paragraph">
      <style:paragraph-properties fo:text-align="justify" fo:line-height="150%" fo:margin-left="0.5in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 style:font-name-asian="Comic Sans MS"/>
    </style:style>
    <style:style style:name="P46" style:parent-style-name="Standard" style:list-style-name="LFO79" style:family="paragraph">
      <style:paragraph-properties fo:text-align="justify" fo:margin-top="0.0833in" fo:line-height="150%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/>
    </style:style>
    <style:style style:name="P47" style:parent-style-name="Standard" style:list-style-name="LFO79" style:family="paragraph">
      <style:paragraph-properties fo:text-align="justify" fo:margin-top="0.0833in" fo:line-height="150%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/>
    </style:style>
    <style:style style:name="P48" style:parent-style-name="Standard" style:list-style-name="LFO79" style:family="paragraph">
      <style:paragraph-properties fo:text-align="justify" fo:margin-top="0.0833in" fo:line-height="150%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/>
    </style:style>
    <style:style style:name="P49" style:parent-style-name="Standard" style:list-style-name="LFO79" style:family="paragraph">
      <style:paragraph-properties fo:text-align="justify" fo:margin-top="0.0833in" fo:line-height="150%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/>
    </style:style>
    <style:style style:name="P50" style:parent-style-name="Standard" style:list-style-name="LFO79" style:family="paragraph">
      <style:paragraph-properties fo:text-align="justify" fo:margin-top="0.0833in" fo:line-height="150%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/>
    </style:style>
    <style:style style:name="P51" style:parent-style-name="Standard" style:list-style-name="LFO79" style:family="paragraph">
      <style:paragraph-properties fo:text-align="justify" fo:margin-top="0.0833in" fo:line-height="150%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/>
    </style:style>
    <style:style style:name="P52" style:parent-style-name="Standard" style:list-style-name="LFO79" style:family="paragraph">
      <style:paragraph-properties fo:text-align="justify" fo:margin-top="0.0833in" fo:line-height="150%">
        <style:tab-stops>
          <style:tab-stop style:type="left" style:position="0in"/>
          <style:tab-stop style:type="left" style:position="0.2416in"/>
          <style:tab-stop style:type="left" style:position="0.7333in"/>
          <style:tab-stop style:type="left" style:position="1.225in"/>
          <style:tab-stop style:type="left" style:position="1.7166in"/>
          <style:tab-stop style:type="left" style:position="2.2083in"/>
          <style:tab-stop style:type="left" style:position="2.7in"/>
          <style:tab-stop style:type="left" style:position="3.1916in"/>
          <style:tab-stop style:type="left" style:position="3.6833in"/>
          <style:tab-stop style:type="left" style:position="4.175in"/>
          <style:tab-stop style:type="left" style:position="4.6666in"/>
          <style:tab-stop style:type="left" style:position="5.1583in"/>
          <style:tab-stop style:type="left" style:position="5.65in"/>
          <style:tab-stop style:type="left" style:position="6.1416in"/>
        </style:tab-stops>
      </style:paragraph-properties>
      <style:text-properties style:font-name="Arial"/>
    </style:style>
    <style:style style:name="P53" style:parent-style-name="Standard" style:family="paragraph">
      <style:paragraph-properties fo:text-align="justify" fo:margin-top="0.0833in" fo:line-height="150%">
        <style:tab-stops>
          <style:tab-stop style:type="left" style:position="0.5in"/>
          <style:tab-stop style:type="left" style:position="0.7416in"/>
          <style:tab-stop style:type="left" style:position="1.2333in"/>
          <style:tab-stop style:type="left" style:position="1.725in"/>
          <style:tab-stop style:type="left" style:position="2.2166in"/>
          <style:tab-stop style:type="left" style:position="2.7083in"/>
          <style:tab-stop style:type="left" style:position="3.2in"/>
          <style:tab-stop style:type="left" style:position="3.6916in"/>
          <style:tab-stop style:type="left" style:position="4.1833in"/>
          <style:tab-stop style:type="left" style:position="4.675in"/>
          <style:tab-stop style:type="left" style:position="5.1666in"/>
          <style:tab-stop style:type="left" style:position="5.6583in"/>
          <style:tab-stop style:type="left" style:position="6.15in"/>
          <style:tab-stop style:type="left" style:position="6.6416in"/>
        </style:tab-stops>
      </style:paragraph-properties>
      <style:text-properties style:font-name="Arial"/>
    </style:style>
    <style:style style:name="P54" style:parent-style-name="Standard" style:family="paragraph">
      <style:paragraph-properties fo:text-align="justify" fo:margin-top="0.0833in" fo:line-height="150%">
        <style:tab-stops>
          <style:tab-stop style:type="left" style:position="0.5in"/>
          <style:tab-stop style:type="left" style:position="0.7416in"/>
          <style:tab-stop style:type="left" style:position="1.2333in"/>
          <style:tab-stop style:type="left" style:position="1.725in"/>
          <style:tab-stop style:type="left" style:position="2.2166in"/>
          <style:tab-stop style:type="left" style:position="2.7083in"/>
          <style:tab-stop style:type="left" style:position="3.2in"/>
          <style:tab-stop style:type="left" style:position="3.6916in"/>
          <style:tab-stop style:type="left" style:position="4.1833in"/>
          <style:tab-stop style:type="left" style:position="4.675in"/>
          <style:tab-stop style:type="left" style:position="5.1666in"/>
          <style:tab-stop style:type="left" style:position="5.6583in"/>
          <style:tab-stop style:type="left" style:position="6.15in"/>
          <style:tab-stop style:type="left" style:position="6.6416in"/>
        </style:tab-stops>
      </style:paragraph-properties>
      <style:text-properties style:font-name="Arial"/>
    </style:style>
  </office:automatic-styles>
  <office:body>
    <office:text text:use-soft-page-breaks="true">
      <text:p text:style-name="P1"/>
      <text:p text:style-name="Standard"><text:span text:style-name="T24"><text:tab/></text:span><text:span text:style-name="T25"><text:s/></text:span><text:span text:style-name="T26">Consultes SQL – Consultes Agrupades</text:span></text:p>
      <text:p text:style-name="P27"/>
      <text:list text:style-name="LFO79" text:continue-numbering="true">
        <text:list-item>
          <text:p text:style-name="P28">Quin és l'import total de les comandes realitzades per l'empleat Vicente Pantalla?</text:p>
        </text:list-item>
      </text:list>
      <text:p text:style-name="P29">SELECT SUM(c.import_total) FROM comanda c<text:s/>INNER<text:s/>JOIN empleats e ON c.rep_ven=e.numemp WHERE upper(e.nom) ="VICENTE PANTALLA"</text:p>
      <text:list text:style-name="LFO79" text:continue-numbering="true">
        <text:list-item>
          <text:p text:style-name="P30">Trobar en quina data es va realitzar la primera comanda.</text:p>
        </text:list-item>
      </text:list>
      <text:p text:style-name="P31">SELECT e.numemp, e.nom, MIN(c.data) FROM comanda c<text:s/>INNER<text:s/>JOIN empleats e ON c.rep_ven=e.numemp<text:s/>--ERROR</text:p>
      <text:p text:style-name="P32">SELECT e.numemp, e.nom, MIN(c.data) FROM comanda c INNER JOIN empleats e ON c.rep_ven=e.numemp and data=(select min(data)from comanda)</text:p>
      <text:list text:style-name="LFO79" text:continue-numbering="true">
        <text:list-item>
          <text:p text:style-name="P33">Quantes comandes hi ha de més de 25000 €?</text:p>
        </text:list-item>
      </text:list>
      <text:p text:style-name="P34">SELECT * FROM comanda WHERE import_total&gt;25000</text:p>
      <text:list text:style-name="LFO79" text:continue-numbering="true">
        <text:list-item>
          <text:p text:style-name="P35">Llistar quants empleats estan assignats a cada oficina.</text:p>
        </text:list-item>
      </text:list>
      <text:p text:style-name="P36">SELECT oficina, COUNT(numemp)as empleats FROM empleats WHERE oficina is not null GROUP by oficina</text:p>
      <text:p text:style-name="P37">SELECT o.oficina, COUNT(e.numemp)as empleats FROM oficines as o LEFT JOIN empleats as e ON o.oficina=e.oficina GROUP by oficina</text:p>
      <text:list text:style-name="LFO79" text:continue-numbering="true">
        <text:list-item>
          <text:p text:style-name="P38">Quants empleats treballen en cada ciutat on tenim oficines?</text:p>
        </text:list-item>
      </text:list>
      <text:p text:style-name="P39">SELECT o.ciutat, COUNT(e.numemp)as empleats FROM empleats as e INNER join oficines as o ON e.oficina=o.oficina GROUP by o.ciutat</text:p>
      <text:list text:style-name="LFO79" text:continue-numbering="true">
        <text:list-item>
          <text:p text:style-name="P40">Per a cada empleat, obtenir el seu número, nom, i import venut per aquest a cada client (indicant el número de client). Si un empleat no ha venut res a un client, sortirà null.</text:p>
        </text:list-item>
      </text:list>
      <text:p text:style-name="P41">SELECT e.numemp,e.nom, c.numcomanda, c.clie, SUM(c.import_total) FROM empleats as e LEFT JOIN comanda AS c ON e.numemp=c.rep_ven group by numemp, clie</text:p>
      <text:list text:style-name="LFO79" text:continue-numbering="true">
        <text:list-item>
          <text:p text:style-name="P42">Per a cada empleat que ha venut més de 30.000€ en comandes, trobar el seu import mitjà de comandes. En el resultat indicar el número d'empleat i el seu import mitjà de comandes.</text:p>
        </text:list-item>
      </text:list>
      <text:soft-page-break/>
      <text:p text:style-name="P43">SELECT e.numemp, round(avg(c.import_total),2) AS "Import mitjà" FROM empleats e inner JOIN comanda as c ON e.numemp=c.rep_ven GROUP by e.numemp HAVING AVG(e.vendes)&gt;300000</text:p>
      <text:list text:style-name="LFO79" text:continue-numbering="true">
        <text:list-item>
          <text:p text:style-name="P44">Llistar de cada producte, la seva descripció, preu i la suma total del que s'ha venut. Només volem els productes que la suma total del que s'ha venut sigui superior al valor del 75% de <text:s/>les existències. Ordena per la quantitat total.</text:p>
        </text:list-item>
      </text:list>
      <text:p text:style-name="P45"/>
      <text:list text:style-name="LFO79" text:continue-numbering="true">
        <text:list-item>
          <text:p text:style-name="P46">Rang de salaris (min i max) dels empleats de cada oficina.</text:p>
        </text:list-item>
        <text:list-item>
          <text:p text:style-name="P47">Quants clients diferents són atesos<text:s/>per cada empleat?</text:p>
        </text:list-item>
        <text:list-item>
          <text:p text:style-name="P48">Per a cada oficina amb dos o més empleats, calcular el salari total i les vendes totals de tots els empleats de l'oficina.</text:p>
        </text:list-item>
        <text:list-item>
          <text:p text:style-name="P49">Mitjana d’empleats de les oficines que estan per sota de la mitjana de vendes de les oficines.</text:p>
        </text:list-item>
        <text:list-item>
          <text:p text:style-name="P50">Mitjana de la quantitat que sha venut d’aquells productes els quals han sigut comprats més cops que la mitjana de compres de tots els <text:s/>producte.</text:p>
        </text:list-item>
        <text:list-item>
          <text:p text:style-name="P51">Trobar les comandes que s’han realitzat abans de la data mitjana de les comandes.</text:p>
        </text:list-item>
        <text:list-item>
          <text:p text:style-name="P52">Empleats que han atès comandes que superen l’import mitja de les comandes.</text:p>
        </text:list-item>
      </text:list>
      <text:p text:style-name="P53"/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Arial" svg:font-family="Arial" style:font-family-generic="swiss" style:font-pitch="variable" svg:panose-1="2 11 6 4 2 2 2 2 2 4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Nimbus Roman No9 L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3" style:display-name="WW8Num3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25in" text:list-level-position-and-space-mode="label-alignment">
          <style:list-level-label-alignment text:label-followed-by="listtab" fo:margin-left="3.25in" fo:text-indent="-3.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75in" text:list-level-position-and-space-mode="label-alignment">
          <style:list-level-label-alignment text:label-followed-by="listtab" fo:margin-left="4.75in" fo:text-indent="-4.75in"/>
        </style:list-level-properties>
      </text:list-level-style-number>
    </text:list-style>
    <text:list-style style:name="WW8Num4" style:display-name="WW8Num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5" style:display-name="WW8Num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6" style:display-name="WW8Num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7" style:display-name="WW8Num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8" style:display-name="WW8Num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10" style:display-name="WW8Num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11" style:display-name="WW8Num1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12" style:display-name="WW8Num1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13" style:display-name="WW8Num1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14" style:display-name="WW8Num14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25in" text:list-level-position-and-space-mode="label-alignment">
          <style:list-level-label-alignment text:label-followed-by="listtab" fo:margin-left="3.25in" fo:text-indent="-3.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75in" text:list-level-position-and-space-mode="label-alignment">
          <style:list-level-label-alignment text:label-followed-by="listtab" fo:margin-left="4.75in" fo:text-indent="-4.75in"/>
        </style:list-level-properties>
      </text:list-level-style-number>
    </text:list-style>
    <text:list-style style:name="WW8Num15" style:display-name="WW8Num15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25in" text:list-level-position-and-space-mode="label-alignment">
          <style:list-level-label-alignment text:label-followed-by="listtab" fo:margin-left="3.25in" fo:text-indent="-3.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75in" text:list-level-position-and-space-mode="label-alignment">
          <style:list-level-label-alignment text:label-followed-by="listtab" fo:margin-left="4.75in" fo:text-indent="-4.75in"/>
        </style:list-level-properties>
      </text:list-level-style-number>
    </text:list-style>
    <text:list-style style:name="WW8Num16" style:display-name="WW8Num16">
      <text:list-level-style-number text:level="1" style:num-suffix=")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9916in" text:list-level-position-and-space-mode="label-alignment">
          <style:list-level-label-alignment text:label-followed-by="listtab" fo:margin-left="1.9916in" fo:text-indent="-1.9916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4916in" text:list-level-position-and-space-mode="label-alignment">
          <style:list-level-label-alignment text:label-followed-by="listtab" fo:margin-left="3.4916in" fo:text-indent="-3.4916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9916in" text:list-level-position-and-space-mode="label-alignment">
          <style:list-level-label-alignment text:label-followed-by="listtab" fo:margin-left="4.9916in" fo:text-indent="-4.9916in"/>
        </style:list-level-properties>
      </text:list-level-style-number>
    </text:list-style>
    <text:list-style style:name="WW8Num17" style:display-name="WW8Num1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18" style:display-name="WW8Num1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19" style:display-name="WW8Num19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25in" text:list-level-position-and-space-mode="label-alignment">
          <style:list-level-label-alignment text:label-followed-by="listtab" fo:margin-left="3.25in" fo:text-indent="-3.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75in" text:list-level-position-and-space-mode="label-alignment">
          <style:list-level-label-alignment text:label-followed-by="listtab" fo:margin-left="4.75in" fo:text-indent="-4.75in"/>
        </style:list-level-properties>
      </text:list-level-style-number>
    </text:list-style>
    <text:list-style style:name="WW8Num20" style:display-name="WW8Num2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21" style:display-name="WW8Num21">
      <text:list-level-style-number text:level="1" style:num-suffix=")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9916in" text:list-level-position-and-space-mode="label-alignment">
          <style:list-level-label-alignment text:label-followed-by="listtab" fo:margin-left="1.9916in" fo:text-indent="-1.9916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4916in" text:list-level-position-and-space-mode="label-alignment">
          <style:list-level-label-alignment text:label-followed-by="listtab" fo:margin-left="3.4916in" fo:text-indent="-3.4916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9916in" text:list-level-position-and-space-mode="label-alignment">
          <style:list-level-label-alignment text:label-followed-by="listtab" fo:margin-left="4.9916in" fo:text-indent="-4.9916in"/>
        </style:list-level-properties>
      </text:list-level-style-number>
    </text:list-style>
    <text:list-style style:name="WW8Num22" style:display-name="WW8Num2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23" style:display-name="WW8Num23">
      <text:list-level-style-number text:level="1" style:num-suffix=")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9916in" text:list-level-position-and-space-mode="label-alignment">
          <style:list-level-label-alignment text:label-followed-by="listtab" fo:margin-left="1.9916in" fo:text-indent="-1.9916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4916in" text:list-level-position-and-space-mode="label-alignment">
          <style:list-level-label-alignment text:label-followed-by="listtab" fo:margin-left="3.4916in" fo:text-indent="-3.4916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9916in" text:list-level-position-and-space-mode="label-alignment">
          <style:list-level-label-alignment text:label-followed-by="listtab" fo:margin-left="4.9916in" fo:text-indent="-4.9916in"/>
        </style:list-level-properties>
      </text:list-level-style-number>
    </text:list-style>
    <text:list-style style:name="WW8Num24" style:display-name="WW8Num24">
      <text:list-level-style-number text:level="1" style:num-suffix=")" style:num-format="a" style:num-letter-sync="true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7916in" text:list-level-position-and-space-mode="label-alignment">
          <style:list-level-label-alignment text:label-followed-by="listtab" fo:margin-left="1.7916in" fo:text-indent="-1.7916in"/>
        </style:list-level-properties>
      </text:list-level-style-number>
      <text:list-level-style-number text:level="4" style:num-suffix="." style:num-format="1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2916in" text:list-level-position-and-space-mode="label-alignment">
          <style:list-level-label-alignment text:label-followed-by="listtab" fo:margin-left="3.2916in" fo:text-indent="-3.2916in"/>
        </style:list-level-properties>
      </text:list-level-style-number>
      <text:list-level-style-number text:level="7" style:num-suffix="." style:num-format="1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7916in" text:list-level-position-and-space-mode="label-alignment">
          <style:list-level-label-alignment text:label-followed-by="listtab" fo:margin-left="4.7916in" fo:text-indent="-4.7916in"/>
        </style:list-level-properties>
      </text:list-level-style-number>
    </text:list-style>
    <text:list-style style:name="WW8Num25" style:display-name="WW8Num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26" style:display-name="WW8Num2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27" style:display-name="WW8Num2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28" style:display-name="WW8Num2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29" style:display-name="WW8Num2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30" style:display-name="WW8Num3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31" style:display-name="WW8Num31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25in" text:list-level-position-and-space-mode="label-alignment">
          <style:list-level-label-alignment text:label-followed-by="listtab" fo:margin-left="3.25in" fo:text-indent="-3.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75in" text:list-level-position-and-space-mode="label-alignment">
          <style:list-level-label-alignment text:label-followed-by="listtab" fo:margin-left="4.75in" fo:text-indent="-4.75in"/>
        </style:list-level-properties>
      </text:list-level-style-number>
    </text:list-style>
    <text:list-style style:name="WW8Num32" style:display-name="WW8Num3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33" style:display-name="WW8Num33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25in" text:list-level-position-and-space-mode="label-alignment">
          <style:list-level-label-alignment text:label-followed-by="listtab" fo:margin-left="3.25in" fo:text-indent="-3.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75in" text:list-level-position-and-space-mode="label-alignment">
          <style:list-level-label-alignment text:label-followed-by="listtab" fo:margin-left="4.75in" fo:text-indent="-4.75in"/>
        </style:list-level-properties>
      </text:list-level-style-number>
    </text:list-style>
    <text:list-style style:name="WW8Num34" style:display-name="WW8Num3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35" style:display-name="WW8Num3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36" style:display-name="WW8Num3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37" style:display-name="WW8Num3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38" style:display-name="WW8Num3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39" style:display-name="WW8Num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40" style:display-name="WW8Num4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41" style:display-name="WW8Num4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42" style:display-name="WW8Num4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43" style:display-name="WW8Num4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44" style:display-name="WW8Num4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45" style:display-name="WW8Num4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46" style:display-name="WW8Num46">
      <text:list-level-style-number text:level="1" style:num-suffix=")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9916in" text:list-level-position-and-space-mode="label-alignment">
          <style:list-level-label-alignment text:label-followed-by="listtab" fo:margin-left="1.9916in" fo:text-indent="-1.9916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4916in" text:list-level-position-and-space-mode="label-alignment">
          <style:list-level-label-alignment text:label-followed-by="listtab" fo:margin-left="3.4916in" fo:text-indent="-3.4916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9916in" text:list-level-position-and-space-mode="label-alignment">
          <style:list-level-label-alignment text:label-followed-by="listtab" fo:margin-left="4.9916in" fo:text-indent="-4.9916in"/>
        </style:list-level-properties>
      </text:list-level-style-number>
    </text:list-style>
    <text:list-style style:name="WW8Num47" style:display-name="WW8Num47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25in" text:list-level-position-and-space-mode="label-alignment">
          <style:list-level-label-alignment text:label-followed-by="listtab" fo:margin-left="3.25in" fo:text-indent="-3.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75in" text:list-level-position-and-space-mode="label-alignment">
          <style:list-level-label-alignment text:label-followed-by="listtab" fo:margin-left="4.75in" fo:text-indent="-4.75in"/>
        </style:list-level-properties>
      </text:list-level-style-number>
    </text:list-style>
    <text:list-style style:name="WW8Num48" style:display-name="WW8Num48">
      <text:list-level-style-number text:level="1" style:num-suffix=")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9916in" text:list-level-position-and-space-mode="label-alignment">
          <style:list-level-label-alignment text:label-followed-by="listtab" fo:margin-left="1.9916in" fo:text-indent="-1.9916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4916in" text:list-level-position-and-space-mode="label-alignment">
          <style:list-level-label-alignment text:label-followed-by="listtab" fo:margin-left="3.4916in" fo:text-indent="-3.4916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9916in" text:list-level-position-and-space-mode="label-alignment">
          <style:list-level-label-alignment text:label-followed-by="listtab" fo:margin-left="4.9916in" fo:text-indent="-4.9916in"/>
        </style:list-level-properties>
      </text:list-level-style-number>
    </text:list-style>
    <text:list-style style:name="WW8Num49" style:display-name="WW8Num4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50" style:display-name="WW8Num5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51" style:display-name="WW8Num5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52" style:display-name="WW8Num5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53" style:display-name="WW8Num5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54" style:display-name="WW8Num54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25in" text:list-level-position-and-space-mode="label-alignment">
          <style:list-level-label-alignment text:label-followed-by="listtab" fo:margin-left="3.25in" fo:text-indent="-3.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75in" text:list-level-position-and-space-mode="label-alignment">
          <style:list-level-label-alignment text:label-followed-by="listtab" fo:margin-left="4.75in" fo:text-indent="-4.75in"/>
        </style:list-level-properties>
      </text:list-level-style-number>
    </text:list-style>
    <text:list-style style:name="WW8Num55" style:display-name="WW8Num5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56" style:display-name="WW8Num5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57" style:display-name="WW8Num5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58" style:display-name="WW8Num5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59" style:display-name="WW8Num5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60" style:display-name="WW8Num6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61" style:display-name="WW8Num6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62" style:display-name="WW8Num6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63" style:display-name="WW8Num6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64" style:display-name="WW8Num64">
      <text:list-level-style-number text:level="1" style:num-suffix=")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9916in" text:list-level-position-and-space-mode="label-alignment">
          <style:list-level-label-alignment text:label-followed-by="listtab" fo:margin-left="1.9916in" fo:text-indent="-1.9916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4916in" text:list-level-position-and-space-mode="label-alignment">
          <style:list-level-label-alignment text:label-followed-by="listtab" fo:margin-left="3.4916in" fo:text-indent="-3.4916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9916in" text:list-level-position-and-space-mode="label-alignment">
          <style:list-level-label-alignment text:label-followed-by="listtab" fo:margin-left="4.9916in" fo:text-indent="-4.9916in"/>
        </style:list-level-properties>
      </text:list-level-style-number>
    </text:list-style>
    <text:list-style style:name="WW8Num65" style:display-name="WW8Num65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25in" text:list-level-position-and-space-mode="label-alignment">
          <style:list-level-label-alignment text:label-followed-by="listtab" fo:margin-left="3.25in" fo:text-indent="-3.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75in" text:list-level-position-and-space-mode="label-alignment">
          <style:list-level-label-alignment text:label-followed-by="listtab" fo:margin-left="4.75in" fo:text-indent="-4.75in"/>
        </style:list-level-properties>
      </text:list-level-style-number>
    </text:list-style>
    <text:list-style style:name="WW8Num66" style:display-name="WW8Num6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67" style:display-name="WW8Num6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68" style:display-name="WW8Num6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69" style:display-name="WW8Num69">
      <text:list-level-style-number text:level="1" style:num-suffix=")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9916in" text:list-level-position-and-space-mode="label-alignment">
          <style:list-level-label-alignment text:label-followed-by="listtab" fo:margin-left="1.9916in" fo:text-indent="-1.9916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4916in" text:list-level-position-and-space-mode="label-alignment">
          <style:list-level-label-alignment text:label-followed-by="listtab" fo:margin-left="3.4916in" fo:text-indent="-3.4916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9916in" text:list-level-position-and-space-mode="label-alignment">
          <style:list-level-label-alignment text:label-followed-by="listtab" fo:margin-left="4.9916in" fo:text-indent="-4.9916in"/>
        </style:list-level-properties>
      </text:list-level-style-number>
    </text:list-style>
    <text:list-style style:name="WW8Num70" style:display-name="WW8Num70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25in" text:list-level-position-and-space-mode="label-alignment">
          <style:list-level-label-alignment text:label-followed-by="listtab" fo:margin-left="3.25in" fo:text-indent="-3.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75in" text:list-level-position-and-space-mode="label-alignment">
          <style:list-level-label-alignment text:label-followed-by="listtab" fo:margin-left="4.75in" fo:text-indent="-4.75in"/>
        </style:list-level-properties>
      </text:list-level-style-number>
    </text:list-style>
    <text:list-style style:name="WW8Num71" style:display-name="WW8Num7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72" style:display-name="WW8Num72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25in" text:list-level-position-and-space-mode="label-alignment">
          <style:list-level-label-alignment text:label-followed-by="listtab" fo:margin-left="3.25in" fo:text-indent="-3.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75in" text:list-level-position-and-space-mode="label-alignment">
          <style:list-level-label-alignment text:label-followed-by="listtab" fo:margin-left="4.75in" fo:text-indent="-4.75in"/>
        </style:list-level-properties>
      </text:list-level-style-number>
    </text:list-style>
    <text:list-style style:name="WW8Num73" style:display-name="WW8Num73">
      <text:list-level-style-number text:level="1" style:num-suffix=")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9916in" text:list-level-position-and-space-mode="label-alignment">
          <style:list-level-label-alignment text:label-followed-by="listtab" fo:margin-left="1.9916in" fo:text-indent="-1.9916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4916in" text:list-level-position-and-space-mode="label-alignment">
          <style:list-level-label-alignment text:label-followed-by="listtab" fo:margin-left="3.4916in" fo:text-indent="-3.4916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9916in" text:list-level-position-and-space-mode="label-alignment">
          <style:list-level-label-alignment text:label-followed-by="listtab" fo:margin-left="4.9916in" fo:text-indent="-4.9916in"/>
        </style:list-level-properties>
      </text:list-level-style-number>
    </text:list-style>
    <text:list-style style:name="WW8Num74" style:display-name="WW8Num7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75" style:display-name="WW8Num7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76" style:display-name="WW8Num76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25in" text:list-level-position-and-space-mode="label-alignment">
          <style:list-level-label-alignment text:label-followed-by="listtab" fo:margin-left="3.25in" fo:text-indent="-3.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75in" text:list-level-position-and-space-mode="label-alignment">
          <style:list-level-label-alignment text:label-followed-by="listtab" fo:margin-left="4.75in" fo:text-indent="-4.75in"/>
        </style:list-level-properties>
      </text:list-level-style-number>
    </text:list-style>
    <text:list-style style:name="WW8Num77" style:display-name="WW8Num77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25in" text:list-level-position-and-space-mode="label-alignment">
          <style:list-level-label-alignment text:label-followed-by="listtab" fo:margin-left="3.25in" fo:text-indent="-3.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75in" text:list-level-position-and-space-mode="label-alignment">
          <style:list-level-label-alignment text:label-followed-by="listtab" fo:margin-left="4.75in" fo:text-indent="-4.75in"/>
        </style:list-level-properties>
      </text:list-level-style-number>
    </text:list-style>
    <text:list-style style:name="WW8Num78" style:display-name="WW8Num7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23in" fo:margin-left="1.1812in" fo:margin-bottom="0.2479in" fo:margin-right="0.51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98in"/>
      </style:header-style>
      <style:footer-style>
        <style:header-footer-properties style:dynamic-spacing="true" fo:min-height="0.3763in"/>
      </style:footer-style>
    </style:page-layout>
    <style:style style:name="P2" style:parent-style-name="Encabezado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3" style:parent-style-name="Footnot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4" style:parent-style-name="Fuentedepárrafopredeter." style:family="text">
      <style:text-properties fo:language="es" fo:country="ES"/>
    </style:style>
    <style:style style:name="T5" style:parent-style-name="Fuentedepárrafopredeter." style:family="text">
      <style:text-properties fo:language="es" fo:country="ES"/>
    </style:style>
    <style:style style:name="TableColumn7" style:family="table-column">
      <style:table-column-properties style:column-width="2.0937in" style:use-optimal-column-width="false"/>
    </style:style>
    <style:style style:name="TableColumn8" style:family="table-column">
      <style:table-column-properties style:column-width="3.0312in" style:use-optimal-column-width="false"/>
    </style:style>
    <style:style style:name="TableColumn9" style:family="table-column">
      <style:table-column-properties style:column-width="1.4479in" style:use-optimal-column-width="false"/>
    </style:style>
    <style:style style:name="Table6" style:family="table">
      <style:table-properties style:width="6.5729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fo:background-color="#B3B3B3" style:writing-mode="lr-tb" fo:padding-top="0.0381in" fo:padding-left="0.0381in" fo:padding-bottom="0.0381in" fo:padding-right="0.0381in"/>
    </style:style>
    <style:style style:name="P12" style:parent-style-name="Standard" style:family="paragraph">
      <style:text-properties style:font-name="Arial" fo:font-weight="bold" style:font-weight-asian="bold" fo:font-size="11pt" style:font-size-asian="11pt" style:font-size-complex="11pt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Encabezado" style:family="paragraph">
      <style:paragraph-properties fo:text-align="center" fo:margin-top="0.0784in"/>
      <style:text-properties style:font-name="Arial" fo:font-weight="bold" style:font-weight-asian="bold" fo:font-size="11pt" style:font-size-asian="11pt" style:font-size-complex="11pt"/>
    </style:style>
    <style:style style:name="P15" style:parent-style-name="Encabezado" style:family="paragraph">
      <style:paragraph-properties fo:text-align="center" fo:margin-bottom="0.0784in"/>
    </style:style>
    <style:style style:name="T16" style:parent-style-name="Fuentedepárrafopredeter." style:family="text">
      <style:text-properties style:font-name="Arial" fo:font-weight="bold" style:font-weight-asian="bold" fo:font-size="11pt" style:font-size-asian="11pt" style:font-size-complex="11pt"/>
    </style:style>
    <style:style style:name="T17" style:parent-style-name="Fuentedepárrafopredeter." style:family="text">
      <style:text-properties style:font-name="Arial" fo:font-weight="bold" style:font-weight-asian="bold" fo:font-size="11pt" style:font-size-asian="11pt" style:font-size-complex="11pt" fo:language="es" fo:country="ES"/>
    </style:style>
    <style:style style:name="TableCell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" style:parent-style-name="Encabezado" style:family="paragraph">
      <style:paragraph-properties style:snap-to-layout-grid="false" fo:text-align="center" fo:margin-top="0.0784in" fo:margin-bottom="0.0784in"/>
      <style:text-properties style:font-name="Arial" fo:font-weight="bold" style:font-weight-asian="bold" fo:font-size="11pt" style:font-size-asian="11pt" style:font-size-complex="11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margin-top="0.0395in" fo:margin-bottom="0.0395in"/>
      <style:text-properties style:font-name="Arial" fo:font-weight="bold" style:font-weight-asian="bold" style:font-weight-complex="bold" fo:font-size="11pt" style:font-size-asian="11pt" style:font-size-complex="11pt"/>
    </style:style>
    <style:style style:name="P23" style:parent-style-name="Footnot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<text:tab/></text:span><text:span text:style-name="T5"><text:tab/></text:span>Pàgina<text:s/><text:page-number text:fixed="false">2</text:page-number><text:s/>de<text:s/><text:page-count style:num-format="1">2</text:page-count></text:p>
      </style:footer>
    </style:master-page>
    <style:master-page style:next-style-name="MP0" style:name="MPF0" style:page-layout-name="PL0">
      <style:header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P12"/>
            </table:table-cell>
            <table:table-cell table:style-name="TableCell13">
              <text:p text:style-name="P14">UF2C1P6</text:p>
              <text:p text:style-name="P15"><text:span text:style-name="T16">M02 – Gestió de Bases de Dades</text:span><text:span text:style-name="T17"><draw:frame draw:z-index="251659264" draw:style-name="a0" draw:name="Imatges1" text:anchor-type="paragraph" svg:x="-1.87283in" svg:y="-0.1811in" svg:width="1.54724in" svg:height="0.54291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8">
              <text:p text:style-name="P19">Administració de Sistemes Informàtics en Xarxa</text:p>
            </table:table-cell>
          </table:table-row>
          <table:table-row table:style-name="TableRow20">
            <table:table-cell table:style-name="TableCell21" table:number-columns-spanned="3">
              <text:p text:style-name="P22">Nom: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P23"><text:tab/><text:tab/>Pàgina<text:s/><text:page-number text:fixed="false">1</text:page-number><text:s/>de<text:s/><text:page-count style:num-format="1"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s</meta:initial-creator>
    <dc:creator>foap</dc:creator>
    <meta:creation-date>2007-09-15T16:35:00Z</meta:creation-date>
    <dc:date>2019-05-27T11:27:00Z</dc:date>
    <meta:print-date>2004-09-14T16:47:00Z</meta:print-date>
    <meta:template xlink:href="Normal" xlink:type="simple"/>
    <meta:editing-cycles>48</meta:editing-cycles>
    <meta:editing-duration>PT41820S</meta:editing-duration>
    <meta:user-defined meta:name="Informació 1"/>
    <meta:user-defined meta:name="Informació 2"/>
    <meta:user-defined meta:name="Informació 3"/>
    <meta:user-defined meta:name="Informació 4"/>
    <meta:document-statistic meta:page-count="2" meta:paragraph-count="5" meta:word-count="407" meta:character-count="2646" meta:row-count="18" meta:non-whitespace-character-count="2244"/>
  </office:meta>
</office:document-meta>
</file>